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rrencyConverter.getAsObject( FacesContext facesContext , UIComponent component ,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cyConverter.getAsString( FacesContext facesContext , UIComponent component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